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7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3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1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10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1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4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9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9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7-0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2-04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1-12-0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1-09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1-05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0-09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20-05-1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9-09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9-05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8-11-1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8-09-2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8-05-2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7-09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7-06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6-09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6-05-3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5-09-1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5-05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4-09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4-07-1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4-05-1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4-03-2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4-03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4-03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4-01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3-11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3-08-0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3-06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3-04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3-01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2-11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2-09-1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2-07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2-05-1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2-03-1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2-01-1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1-11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1-09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1-07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1-04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1-02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0-11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0-09-2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0-03-1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10-01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9-10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9-08-1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9-03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9-03-1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9-01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8-11-1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8-08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8-06-1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8-03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8-01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7-11-1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7-09-1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7-03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7-01-2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6-11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6-09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6-05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6-03-1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6-01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5-10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5-08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5-04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5-01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4-10-0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4-07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4-06-0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4-03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4-01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3-11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3-09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3-04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3-01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2-10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3-11-0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1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08075172403</text:p>
          </table:table-cell>
          <table:table-cell office:value-type="string" calcext:value-type="string">
            <text:p>150727-- Swedesboro Rd 3 Obs</text:p>
          </table:table-cell>
          <table:table-cell office:value-type="string" calcext:value-type="string">
            <text:p>198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38" meta:object-count="0"/>
    <meta:user-defined meta:name="AppVersion">3.0</meta:user-defined>
  </office:meta>
</office:document-meta>
</file>